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9" office:value-type="string" calcext:value-type="string">
            <text:p>30-1</text:p>
          </table:table-cell>
          <table:table-cell table:style-name="ce9" office:value-type="string" calcext:value-type="string">
            <text:p>30-2</text:p>
          </table:table-cell>
          <table:table-cell table:style-name="ce9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0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0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9-26T11:36:59.442845408</dc:date>
    <meta:editing-duration>P1DT16H38M48S</meta:editing-duration>
    <meta:editing-cycles>30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